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ebbe" officeooo:paragraph-rsid="00020b8e"/>
    </style:style>
    <style:style style:name="P2" style:family="paragraph" style:parent-style-name="Standard">
      <style:text-properties officeooo:rsid="0004ebbe" officeooo:paragraph-rsid="00077002"/>
    </style:style>
    <style:style style:name="P3" style:family="paragraph" style:parent-style-name="Standard">
      <style:text-properties officeooo:rsid="00077002" officeooo:paragraph-rsid="00077002"/>
    </style:style>
    <style:style style:name="P4" style:family="paragraph" style:parent-style-name="Standard">
      <style:text-properties officeooo:rsid="00077002" officeooo:paragraph-rsid="0009bc33"/>
    </style:style>
    <style:style style:name="P5" style:family="paragraph" style:parent-style-name="Standard">
      <style:text-properties officeooo:rsid="00077002" officeooo:paragraph-rsid="000d14d6"/>
    </style:style>
    <style:style style:name="P6" style:family="paragraph" style:parent-style-name="Standard">
      <style:text-properties officeooo:rsid="00077002" officeooo:paragraph-rsid="000e1f07"/>
    </style:style>
    <style:style style:name="P7" style:family="paragraph" style:parent-style-name="Standard">
      <style:text-properties officeooo:rsid="00077002" officeooo:paragraph-rsid="000e8235"/>
    </style:style>
    <style:style style:name="P8" style:family="paragraph" style:parent-style-name="Standard">
      <style:text-properties officeooo:rsid="0009bc33" officeooo:paragraph-rsid="0009bc33"/>
    </style:style>
    <style:style style:name="P9" style:family="paragraph" style:parent-style-name="Standard">
      <style:text-properties officeooo:rsid="000d14d6" officeooo:paragraph-rsid="000d14d6"/>
    </style:style>
    <style:style style:name="P10" style:family="paragraph" style:parent-style-name="Standard">
      <style:text-properties officeooo:rsid="000e1f07" officeooo:paragraph-rsid="000e1f07"/>
    </style:style>
    <style:style style:name="P11" style:family="paragraph" style:parent-style-name="Standard">
      <style:text-properties officeooo:rsid="000e8235" officeooo:paragraph-rsid="000e8235"/>
    </style:style>
    <style:style style:name="T1" style:family="text">
      <style:text-properties officeooo:rsid="000e1f0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kkanatehtävä 4</text:p>
      <text:p text:style-name="P1"/>
      <text:p text:style-name="P1"><draw:frame draw:style-name="fr1" draw:name="Object1" text:anchor-type="as-char" svg:y="-0.1484in" svg:width="0.647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draw:frame draw:style-name="fr1" draw:name="Object2" text:anchor-type="as-char" svg:y="-0.1484in" svg:width="0.8575in" svg:height="0.19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3" text:anchor-type="as-char" svg:y="-0.1484in" svg:width="0.7437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1" draw:name="Object4" text:anchor-type="as-char" svg:y="-0.1484in" svg:width="0.7098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3">a)</text:p>
      <text:p text:style-name="P3"/>
      <text:p text:style-name="P4"><draw:frame draw:style-name="fr1" draw:name="Object7" text:anchor-type="as-char" svg:y="-0.2453in" svg:width="1.0799in" svg:height="0.394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4"><draw:frame draw:style-name="fr1" draw:name="Object5" text:anchor-type="as-char" svg:y="-0.2929in" svg:width="1.6744in" svg:height="0.4917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1" draw:name="Object6" text:anchor-type="as-char" svg:y="-0.1484in" svg:width="2.0701in" svg:height="0.1846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8">Otetaan reaaliosa ja kompleksiosa <text:span text:style-name="T1">suorakulmaisen </text:span>kolmion kateeteiksi. </text:p>
      <text:p text:style-name="P8">Hypotenuusa eli kokonaisimpedanssi on tällöin</text:p>
      <text:p text:style-name="P4"/>
      <text:p text:style-name="P4"><draw:frame draw:style-name="fr1" draw:name="Object8" text:anchor-type="as-char" svg:y="-0.1484in" svg:width="2.0764in" svg:height="0.18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8">b)</text:p>
      <text:p text:style-name="P8"/>
      <text:p text:style-name="P9">Virrat:</text:p>
      <text:p text:style-name="P8"/>
      <text:p text:style-name="P5"><draw:frame draw:style-name="fr1" draw:name="Object9" text:anchor-type="as-char" svg:y="-0.2453in" svg:width="2.3126in" svg:height="0.394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<draw:frame draw:style-name="fr1" draw:name="Object11" text:anchor-type="as-char" svg:y="-0.2453in" svg:width="3.1811in" svg:height="0.418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/>
      <text:p text:style-name="P5"><draw:frame draw:style-name="fr1" draw:name="Object10" text:anchor-type="as-char" svg:y="-0.2453in" svg:width="2.7098in" svg:height="0.394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10">c)</text:p>
      <text:p text:style-name="P10"/>
      <text:p text:style-name="P10">Tehokerroin: </text:p>
      <text:p text:style-name="P5"/>
      <text:p text:style-name="P6"><draw:frame draw:style-name="fr1" draw:name="Object15" text:anchor-type="as-char" svg:y="-0.2807in" svg:width="4.4516in" svg:height="0.4661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1">Vaihekulma:</text:p>
      <text:p text:style-name="P7"/>
      <text:p text:style-name="P7"><draw:frame draw:style-name="fr1" draw:name="Object14" text:anchor-type="as-char" svg:y="-0.1728in" svg:width="2.6339in" svg:height="0.215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9"><text:soft-page-break/><text:span text:style-name="T1">d</text:span>)</text:p>
      <text:p text:style-name="P9"/>
      <text:p text:style-name="P10">Pätöteho:</text:p>
      <text:p text:style-name="P10"/>
      <text:p text:style-name="P6"><draw:frame draw:style-name="fr1" draw:name="Object12" text:anchor-type="as-char" svg:y="-0.1728in" svg:width="3.3189in" svg:height="0.2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0">Loisteho:</text:p>
      <text:p text:style-name="P6"/>
      <text:p text:style-name="P6"><draw:frame draw:style-name="fr1" draw:name="Object13" text:anchor-type="as-char" svg:y="-0.2807in" svg:width="3.9075in" svg:height="0.4543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/>
      <text:p text:style-name="P11">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18T18:57:36.441110552</meta:creation-date>
    <meta:generator>LibreOffice/4.1.3.2$Linux_X86_64 LibreOffice_project/410m0$Build-2</meta:generator>
    <dc:date>2014-03-03T18:02:40.338609826</dc:date>
    <dc:creator>blastra </dc:creator>
    <meta:editing-duration>PT3H17M1S</meta:editing-duration>
    <meta:editing-cycles>6</meta:editing-cycles>
    <meta:document-statistic meta:table-count="0" meta:image-count="0" meta:object-count="15" meta:page-count="2" meta:paragraph-count="28" meta:word-count="24" meta:character-count="192" meta:non-whitespace-character-count="178"/>
  </office:meta>
</office:document-meta>
</file>

<file path=Object 1/content.xml><?xml version="1.0" encoding="utf-8"?>
<math xmlns="http://www.w3.org/1998/Math/MathML">
  <semantics>
    <mrow>
      <mrow>
        <mi>R</mi>
        <mo stretchy="false">=</mo>
        <mn>12</mn>
      </mrow>
      <mo stretchy="false">Ω</mo>
    </mrow>
    <annotation encoding="StarMath 5.0">R = 12%OMEGA</annotation>
  </semantics>
</math>
</file>

<file path=Object 10/content.xml><?xml version="1.0" encoding="utf-8"?>
<math xmlns="http://www.w3.org/1998/Math/MathML">
  <semantics>
    <mrow>
      <mrow>
        <mrow>
          <msub>
            <mi>I</mi>
            <mi mathvariant="italic">Kok</mi>
          </msub>
          <mo stretchy="false">=</mo>
          <mfrac>
            <mrow>
              <mn>230V</mn>
            </mrow>
            <mrow>
              <mn>10.823</mn>
              <mn>...</mn>
              <mo stretchy="false">Ω</mo>
            </mrow>
          </mfrac>
        </mrow>
        <mo stretchy="false">=</mo>
        <mn>21.250</mn>
      </mrow>
      <mn>...</mn>
      <mrow>
        <mi>A</mi>
        <mo stretchy="false">≈</mo>
        <mn>21.3A</mn>
      </mrow>
    </mrow>
    <annotation encoding="StarMath 5.0">I_Kok = {230V} over {10.823...%OMEGA} = 21.250...A approx 21.3A</annotation>
  </semantics>
</math>
</file>

<file path=Object 11/content.xml><?xml version="1.0" encoding="utf-8"?>
<math xmlns="http://www.w3.org/1998/Math/MathML">
  <semantics>
    <mrow>
      <mrow>
        <mrow>
          <msub>
            <mi>I</mi>
            <mi>C</mi>
          </msub>
          <mo stretchy="false">=</mo>
          <mfrac>
            <mrow>
              <mn>230V</mn>
            </mrow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n>50Hz</mn>
                  </mrow>
                  <mo stretchy="false">⋅</mo>
                  <mn>127F</mn>
                </mrow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</mrow>
          </mfrac>
        </mrow>
        <mo stretchy="false">=</mo>
        <mn>9.1765</mn>
      </mrow>
      <mn>...</mn>
      <mrow>
        <mi>A</mi>
        <mo stretchy="false">≈</mo>
        <mn>9.2A</mn>
      </mrow>
    </mrow>
    <annotation encoding="StarMath 5.0">I_C = {230V} over {2 cdot %pi cdot 50Hz cdot 127F cdot 10^-6} = 9.1765...A approx 9.2A</annotation>
  </semantics>
</math>
</file>

<file path=Object 12/content.xml><?xml version="1.0" encoding="utf-8"?>
<math xmlns="http://www.w3.org/1998/Math/MathML">
  <semantics>
    <mrow>
      <mrow>
        <mrow>
          <msubsup>
            <mi>I</mi>
            <mi>R</mi>
            <mn>2</mn>
          </msubsup>
          <mo stretchy="false">⋅</mo>
          <mi>R</mi>
        </mrow>
        <mo stretchy="false">=</mo>
        <mrow>
          <msup>
            <mrow>
              <mo stretchy="false">(</mo>
              <mrow>
                <mn>19.166</mn>
                <mn>...</mn>
                <mi>A</mi>
              </mrow>
              <mo stretchy="false">)</mo>
            </mrow>
            <mn>2</mn>
          </msup>
          <mo stretchy="false">⋅</mo>
          <mn>12</mn>
        </mrow>
      </mrow>
      <mrow>
        <mrow>
          <mo stretchy="false">Ω</mo>
          <mo stretchy="false">=</mo>
          <mn>4408.33W</mn>
        </mrow>
        <mo stretchy="false">≈</mo>
        <mn>4400W</mn>
      </mrow>
    </mrow>
    <annotation encoding="StarMath 5.0">I_R^2 cdot R = (19.166...A)^2 cdot 12%OMEGA = 4408.33W approx 4400W</annotation>
  </semantics>
</math>
</file>

<file path=Object 13/content.xml><?xml version="1.0" encoding="utf-8"?>
<math xmlns="http://www.w3.org/1998/Math/MathML">
  <semantics>
    <mrow>
      <mrow>
        <mrow>
          <mrow>
            <msubsup>
              <mi>I</mi>
              <mi>C</mi>
              <mn>2</mn>
            </msubsup>
            <mo stretchy="false">⋅</mo>
            <msub>
              <mi>X</mi>
              <mi>C</mi>
            </msub>
          </mrow>
          <mo stretchy="false">=</mo>
          <mfrac>
            <mrow>
              <msup>
                <mrow>
                  <mo stretchy="false">(</mo>
                  <mrow>
                    <mn>9.176592141</mn>
                    <mn>...</mn>
                    <mi>A</mi>
                  </mrow>
                  <mo stretchy="false">)</mo>
                </mrow>
                <mn>2</mn>
              </msup>
            </mrow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n>50Hz</mn>
                  </mrow>
                  <mo stretchy="false">⋅</mo>
                  <mn>127F</mn>
                </mrow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</mrow>
          </mfrac>
        </mrow>
        <mo stretchy="false">=</mo>
        <mn>2110.61</mn>
      </mrow>
      <mn>...</mn>
      <mrow>
        <mi mathvariant="italic">Var</mi>
        <mo stretchy="false">≈</mo>
        <mn>2100Var</mn>
      </mrow>
    </mrow>
    <annotation encoding="StarMath 5.0">I_C^2 cdot X_C = {(9.176592141...A)^2} over {2 cdot %pi cdot 50Hz cdot 127F cdot 10^-6} = 2110.61...Var approx 2100Var</annotation>
  </semantics>
</math>
</file>

<file path=Object 14/content.xml><?xml version="1.0" encoding="utf-8"?>
<math xmlns="http://www.w3.org/1998/Math/MathML">
  <semantics>
    <mrow>
      <mrow>
        <mo stretchy="false">ϕ</mo>
        <mo stretchy="false">=</mo>
        <mi mathvariant="italic">acos</mi>
      </mrow>
      <mn>0.90195</mn>
      <mrow>
        <mn>...</mn>
        <mo stretchy="false">=</mo>
        <mn>25.584</mn>
      </mrow>
      <mrow>
        <msup>
          <mn>...</mn>
          <mi>o</mi>
        </msup>
        <mo stretchy="false">≈</mo>
        <msup>
          <mn>25.6</mn>
          <mi>o</mi>
        </msup>
      </mrow>
    </mrow>
    <annotation encoding="StarMath 5.0">%phi = acos 0.90195... = 25.584...^o approx 25.6^o</annotation>
  </semantics>
</math>
</file>

<file path=Object 15/content.xml><?xml version="1.0" encoding="utf-8"?>
<math xmlns="http://www.w3.org/1998/Math/MathML">
  <semantics>
    <mrow>
      <mi>cos</mi>
      <mrow>
        <mrow>
          <mrow>
            <mo stretchy="false">ϕ</mo>
            <mo stretchy="false">=</mo>
            <mfrac>
              <mrow>
                <msub>
                  <mi>P</mi>
                  <mi>R</mi>
                </msub>
              </mrow>
              <mrow>
                <msub>
                  <mi>P</mi>
                  <mi>Z</mi>
                </msub>
              </mrow>
            </mfrac>
          </mrow>
          <mo stretchy="false">=</mo>
          <mfrac>
            <mrow>
              <mrow>
                <msup>
                  <mrow>
                    <mo stretchy="false">(</mo>
                    <mrow>
                      <mn>19.1666</mn>
                      <mn>...</mn>
                      <mi>A</mi>
                    </mrow>
                    <mo stretchy="false">)</mo>
                  </mrow>
                  <mn>2</mn>
                </msup>
                <mo stretchy="false">⋅</mo>
                <mn>12</mn>
              </mrow>
              <mo stretchy="false">Ω</mo>
            </mrow>
            <mrow>
              <mrow>
                <msup>
                  <mrow>
                    <mo stretchy="false">(</mo>
                    <mrow>
                      <mn>21.250</mn>
                      <mn>...</mn>
                      <mi>A</mi>
                    </mrow>
                    <mo stretchy="false">)</mo>
                  </mrow>
                  <mn>2</mn>
                </msup>
                <mo stretchy="false">⋅</mo>
                <mn>10.823</mn>
              </mrow>
              <mn>...</mn>
              <mo stretchy="false">Ω</mo>
            </mrow>
          </mfrac>
        </mrow>
        <mo stretchy="false">=</mo>
        <mn>0.90195</mn>
      </mrow>
      <mn>...</mn>
      <mrow>
        <mi mathvariant="italic">kap</mi>
        <mo stretchy="false">≈</mo>
        <mn>0.90kap</mn>
      </mrow>
    </mrow>
    <annotation encoding="StarMath 5.0">cos%phi = {P_R} over {P_Z} = {(19.1666...A)^2 cdot 12%OMEGA} over {(21.250...A)^2 cdot 10.823...%OMEGA} = 0.90195...kap approx 0.90kap</annotation>
  </semantics>
</math>
</file>

<file path=Object 2/content.xml><?xml version="1.0" encoding="utf-8"?>
<math xmlns="http://www.w3.org/1998/Math/MathML">
  <semantics>
    <mrow>
      <mrow>
        <mi>C</mi>
        <mo stretchy="false">=</mo>
        <mn>127</mn>
      </mrow>
      <mo stretchy="false">μ</mo>
      <mi>F</mi>
    </mrow>
    <annotation encoding="StarMath 5.0">C = 127 %mu F</annotation>
  </semantics>
</math>
</file>

<file path=Object 3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4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5/content.xml><?xml version="1.0" encoding="utf-8"?>
<math xmlns="http://www.w3.org/1998/Math/MathML">
  <semantics>
    <mrow>
      <mrow>
        <mi>Z</mi>
        <mo stretchy="false">=</mo>
        <mrow>
          <mfrac>
            <mrow>
              <mrow>
                <mi>R</mi>
                <mo stretchy="false">⋅</mo>
                <msubsup>
                  <mi>X</mi>
                  <mi>C</mi>
                  <mn>2</mn>
                </msubsup>
              </mrow>
            </mrow>
            <mrow>
              <mrow>
                <msup>
                  <mi>R</mi>
                  <mn>2</mn>
                </msup>
                <mo stretchy="false">+</mo>
                <msubsup>
                  <mi>X</mi>
                  <mi>C</mi>
                  <mn>2</mn>
                </msubsup>
              </mrow>
            </mrow>
          </mfrac>
          <mo stretchy="false">−</mo>
          <mfrac>
            <mrow>
              <mrow>
                <msup>
                  <mi>R</mi>
                  <mn>2</mn>
                </msup>
                <mo stretchy="false">⋅</mo>
                <msub>
                  <mi>X</mi>
                  <mi>C</mi>
                </msub>
              </mrow>
            </mrow>
            <mrow>
              <mrow>
                <msup>
                  <mi>R</mi>
                  <mn>2</mn>
                </msup>
                <mo stretchy="false">+</mo>
                <msubsup>
                  <mi>X</mi>
                  <mi>C</mi>
                  <mn>2</mn>
                </msubsup>
              </mrow>
            </mrow>
          </mfrac>
        </mrow>
      </mrow>
      <mi>j</mi>
    </mrow>
    <annotation encoding="StarMath 5.0">Z ={R cdot X_C^2} over {R^2 + X_C^2} - {R^2 cdot X_C} over {R^2 +X_C^2}j</annotation>
  </semantics>
</math>
</file>

<file path=Object 6/content.xml><?xml version="1.0" encoding="utf-8"?>
<math xmlns="http://www.w3.org/1998/Math/MathML">
  <semantics>
    <mrow>
      <mrow>
        <msub>
          <mi>X</mi>
          <mi>C</mi>
        </msub>
        <mo stretchy="false">=</mo>
        <mfrac>
          <mrow>
            <mo stretchy="false">−</mo>
            <mrow>
              <mn>1</mn>
            </mrow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</mrow>
    </mrow>
    <annotation encoding="StarMath 5.0">X_C =- {1} over {2 cdot %pi cdot f cdot C} </annotation>
  </semantics>
</math>
</file>

<file path=Object 7/content.xml><?xml version="1.0" encoding="utf-8"?>
<math xmlns="http://www.w3.org/1998/Math/MathML">
  <semantics>
    <mrow>
      <mrow>
        <mi>Z</mi>
        <mo stretchy="false">=</mo>
        <mn>9.762216</mn>
      </mrow>
      <mrow>
        <mo stretchy="false">Ω</mo>
        <mo stretchy="false">−</mo>
        <mn>4.673941j</mn>
      </mrow>
      <mo stretchy="false">Ω</mo>
    </mrow>
    <annotation encoding="StarMath 5.0">Z = 9.762216%OMEGA - 4.673941j%OMEGA</annotation>
  </semantics>
</math>
</file>

<file path=Object 8/content.xml><?xml version="1.0" encoding="utf-8"?>
<math xmlns="http://www.w3.org/1998/Math/MathML">
  <semantics>
    <mrow>
      <mrow>
        <mi>Z</mi>
        <mo stretchy="false">=</mo>
        <mn>10.82342809</mn>
      </mrow>
      <mn>...</mn>
      <mrow>
        <mo stretchy="false">Ω</mo>
        <mo stretchy="false">≈</mo>
        <mn>10.8</mn>
      </mrow>
      <mo stretchy="false">Ω</mo>
    </mrow>
    <annotation encoding="StarMath 5.0">Z = 10.82342809...%OMEGA approx 10.8%OMEGA</annotation>
  </semantics>
</math>
</file>

<file path=Object 9/content.xml><?xml version="1.0" encoding="utf-8"?>
<math xmlns="http://www.w3.org/1998/Math/MathML">
  <semantics>
    <mrow>
      <mrow>
        <mrow>
          <msub>
            <mi>I</mi>
            <mi>R</mi>
          </msub>
          <mo stretchy="false">=</mo>
          <mfrac>
            <mrow>
              <mn>230V</mn>
            </mrow>
            <mrow>
              <mn>12</mn>
              <mo stretchy="false">Ω</mo>
            </mrow>
          </mfrac>
        </mrow>
        <mo stretchy="false">=</mo>
        <mn>19.1666</mn>
      </mrow>
      <mn>...</mn>
      <mrow>
        <mi>A</mi>
        <mo stretchy="false">≈</mo>
        <mn>19.2A</mn>
      </mrow>
    </mrow>
    <annotation encoding="StarMath 5.0">I_R = {230V} over {12%OMEGA} = 19.1666...A approx 19.2A</annotation>
  </semantics>
</math>
</file>